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39cm" fo:min-width="0.93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1.53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2.802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032cm" svg:height="1.397cm" svg:x="6.588cm" svg:y="0.465cm">
          <text:p text:style-name="P1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032cm" svg:height="1.397cm" svg:x="2.799cm" svg:y="3.64cm">
          <text:p text:style-name="P3"><text:span text:style-name="T1">G</text:span><text:span text:style-name="T2">0</text:span><text:span text:style-name="T1">(k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032cm" svg:height="1.397cm" svg:x="10.504cm" svg:y="3.64cm">
          <text:p text:style-name="P3"><text:span text:style-name="T1">G</text:span><text:span text:style-name="T2">1</text:span><text:span text:style-name="T1">(k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302cm" svg:height="1.397cm" svg:x="0.238cm" svg:y="6.815cm">
          <text:p text:style-name="P3"><text:span text:style-name="T1">G</text:span><text:span text:style-name="T2">0</text:span><text:span text:style-name="T1">(G</text:span><text:span text:style-name="T2">0</text:span><text:span text:style-name="T1">(k)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302cm" svg:height="1.397cm" svg:x="4.09cm" svg:y="6.815cm">
          <text:p text:style-name="P3"><text:span text:style-name="T1">G</text:span><text:span text:style-name="T2">1</text:span><text:span text:style-name="T1">(G</text:span><text:span text:style-name="T2">0</text:span><text:span text:style-name="T1">(k)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302cm" svg:height="1.397cm" svg:x="7.943cm" svg:y="6.815cm">
          <text:p text:style-name="P3"><text:span text:style-name="T1">G</text:span><text:span text:style-name="T2">0</text:span><text:span text:style-name="T1">(G</text:span><text:span text:style-name="T2">1</text:span><text:span text:style-name="T1">(k)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302cm" svg:height="1.397cm" svg:x="11.795cm" svg:y="6.815cm">
          <text:p text:style-name="P3"><text:span text:style-name="T1">G</text:span><text:span text:style-name="T2">1</text:span><text:span text:style-name="T1">(G</text:span><text:span text:style-name="T2">1</text:span><text:span text:style-name="T1">(k)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3.815cm" svg:y1="5.037cm" svg:x2="1.889cm" svg:y2="6.815cm" draw:start-shape="id1" draw:start-glue-point="2" draw:end-shape="id2" draw:end-glue-point="0" svg:d="M3815 5037l-1926 1778" svg:viewBox="0 0 1927 1779">
          <text:p/>
        </draw:connector>
        <draw:connector draw:style-name="gr4" draw:text-style-name="P4" draw:layer="layout" draw:type="line" svg:x1="3.815cm" svg:y1="5.037cm" svg:x2="5.741cm" svg:y2="6.815cm" draw:start-shape="id1" draw:start-glue-point="2" draw:end-shape="id3" draw:end-glue-point="0" svg:d="M3815 5037l1926 1778" svg:viewBox="0 0 1927 1779">
          <text:p/>
        </draw:connector>
        <draw:connector draw:style-name="gr4" draw:text-style-name="P4" draw:layer="layout" draw:type="line" svg:x1="7.604cm" svg:y1="1.862cm" svg:x2="3.815cm" svg:y2="3.64cm" draw:start-shape="id4" draw:start-glue-point="8" draw:end-shape="id1" draw:end-glue-point="0" svg:d="M7604 1862l-3789 1778" svg:viewBox="0 0 3790 1779">
          <text:p/>
        </draw:connector>
        <draw:connector draw:style-name="gr4" draw:text-style-name="P4" draw:layer="layout" draw:type="line" svg:x1="7.604cm" svg:y1="1.862cm" svg:x2="11.52cm" svg:y2="3.64cm" draw:start-shape="id4" draw:start-glue-point="8" draw:end-shape="id5" draw:end-glue-point="0" svg:d="M7604 1862l3916 1778" svg:viewBox="0 0 3917 1779">
          <text:p/>
        </draw:connector>
        <draw:connector draw:style-name="gr4" draw:text-style-name="P4" draw:layer="layout" draw:type="line" svg:x1="11.52cm" svg:y1="5.037cm" svg:x2="9.594cm" svg:y2="6.815cm" draw:start-shape="id5" draw:start-glue-point="2" draw:end-shape="id6" draw:end-glue-point="0" svg:d="M11520 5037l-1926 1778" svg:viewBox="0 0 1927 1779">
          <text:p/>
        </draw:connector>
        <draw:connector draw:style-name="gr4" draw:text-style-name="P4" draw:layer="layout" draw:type="line" svg:x1="11.52cm" svg:y1="5.037cm" svg:x2="13.446cm" svg:y2="6.815cm" draw:start-shape="id5" draw:start-glue-point="2" draw:end-shape="id7" draw:end-glue-point="0" svg:d="M11520 5037l1926 1778" svg:viewBox="0 0 1927 17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0:01:34.293182750</meta:creation-date>
    <dc:date>2017-01-06T10:07:03.541206885</dc:date>
    <meta:editing-duration>PT5M30S</meta:editing-duration>
    <meta:editing-cycles>1</meta:editing-cycles>
    <meta:document-statistic meta:object-count="13"/>
    <meta:generator>LibreOffice/5.1.4.2$Linux_X86_64 LibreOffice_project/10m0$Build-2</meta:generator>
  </office:meta>
</office:document-meta>
</file>